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<text:bookmark text:name="SUMMER-OF-'69:-Return-the-sum-of-the-numbers-in-the-array,-except-ignore-sections-of-numbers-starting-with-a-6-and-extending-to-the-next-9-(every-6-will-be-followed-by-at-least-one-9).-Return-0-for-no-numbers."/>SUMMER OF '69: Return the sum of the numbers in the array, except ignore sections of numbers starting with a 6 and extending to the next 9 (every 6 will be followed by at least one 9). </text:h>
      <text:p text:style-name="Preformatted_20_Text"><text:span text:style-name="Source_20_Text">summer_69([1, 3, 5]) --&gt; 9</text:span></text:p>
      <text:p text:style-name="Preformatted_20_Text"><text:span text:style-name="Source_20_Text">summer_69([4, 5, 6, 7, 8, 9]) --&gt; 9</text:span></text:p>
      <text:p text:style-name="P1"><text:span text:style-name="Source_20_Text">summer_69([2, 1, 6, 9, 11]) --&gt; 14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7T23:41:38.380701338</meta:creation-date>
    <dc:date>2021-10-17T23:45:16.790075202</dc:date>
    <meta:editing-duration>PT3M3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" meta:word-count="60" meta:character-count="280" meta:non-whitespace-character-count="226"/>
  </office:meta>
</office:document-meta>
</file>